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22021"/>
    </style:style>
    <style:style style:name="P5" style:family="paragraph" style:parent-style-name="Exalted">
      <style:text-properties officeooo:paragraph-rsid="00130601"/>
    </style:style>
    <style:style style:name="P6" style:family="paragraph" style:parent-style-name="Exalted">
      <style:text-properties officeooo:paragraph-rsid="001d23d3"/>
    </style:style>
    <style:style style:name="P7" style:family="paragraph" style:parent-style-name="Greater_20_Charm">
      <style:paragraph-properties fo:break-before="column"/>
    </style:style>
    <style:style style:name="P8" style:family="paragraph" style:parent-style-name="Greater_20_Charm">
      <style:paragraph-properties fo:break-before="column"/>
      <style:text-properties fo:color="#0b5394" loext:opacity="100%" style:font-name="Envision Roman" style:font-name-asian="Modern Antiqua1" style:font-name-complex="Modern Antiqua1"/>
    </style:style>
    <style:style style:name="P9" style:family="paragraph" style:parent-style-name="Greater_20_Charm">
      <style:paragraph-properties fo:break-before="column"/>
      <style:text-properties style:font-name="Envision Roman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13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15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officeooo:rsid="0005e7c5"/>
    </style:style>
    <style:style style:name="T4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306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178c5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19884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4" style:family="text">
      <style:text-properties officeooo:rsid="000a081d"/>
    </style:style>
    <style:style style:name="T15" style:family="text">
      <style:text-properties officeooo:rsid="000b92e8"/>
    </style:style>
    <style:style style:name="T16" style:family="text">
      <style:text-properties officeooo:rsid="000c6e11"/>
    </style:style>
    <style:style style:name="T17" style:family="text">
      <style:text-properties fo:font-weight="normal" officeooo:rsid="000c6e11" style:font-weight-asian="normal" style:font-weight-complex="normal"/>
    </style:style>
    <style:style style:name="T18" style:family="text">
      <style:text-properties officeooo:rsid="00114217"/>
    </style:style>
    <style:style style:name="T19" style:family="text">
      <style:text-properties officeooo:rsid="00122021"/>
    </style:style>
    <style:style style:name="T20" style:family="text">
      <style:text-properties officeooo:rsid="001438b1"/>
    </style:style>
    <style:style style:name="T21" style:family="text">
      <style:text-properties officeooo:rsid="00178c56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10" text:outline-level="2">Global</text:h>
        <text:h text:style-name="P12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11" text:outline-level="2">Archery</text:h>
        <text:h text:style-name="Heading_20_3" text:outline-level="3">Flashing Vengeance Draw<text:tab/></text:h>
        <text:p text:style-name="Exalted"><text:span text:style-name="T1">Cost: </text:span>5m, <text:span text:style-name="T3">1</text:span>i <text:line-break/><text:span text:style-name="T1">Type: </text:span>Reflexive<text:line-break/><text:span text:style-name="T1">Mins: <text:s/></text:span>Archery 1</text:p>
        <text:p text:style-name="Exalted">After the Initiative Order has been decided, but before the first Action, the Archer may make an immediate <text:span text:style-name="T4">Maneuver.</text:span></text:p>
        <text:h text:style-name="P12" text:outline-level="3">Dragonfly Finds Mate</text:h>
        <text:p text:style-name="Exalted"><text:span text:style-name="T1">Cost: </text:span>2m<text:line-break/><text:span text:style-name="T1">Type: </text:span>Reflexive<text:line-break/><text:span text:style-name="T1">Mins: </text:span><text:s/>Archery 2</text:p>
        <text:p text:style-name="Exalted">Against an attack that uses a projectile (such as Archery or Thrown), the Exalt may use a DV of (Dexterity + Archery)/2. This may be used to Defend Others <text:s/>who are within Medium Range of the Archer.</text:p>
        <text:h text:style-name="P12" text:outline-level="3">Forceful Arrow<text:tab/></text:h>
        <text:p text:style-name="Exalted"><text:span text:style-name="T1">Cost: </text:span>3m<text:line-break/><text:span text:style-name="T1">Type: </text:span>Supplemental<text:line-break/><text:span text:style-name="T1">Mins: </text:span><text:s/>Archery 2</text:p>
        <text:p text:style-name="Exalted"><text:span text:style-name="T5">On a successful Archery roll above the target’s Evasion,</text:span> the target <text:span text:style-name="T15">is</text:span> knocked back one Range Band from the Archer.</text:p>
        <text:p text:style-name="Exalted">Alternatively, the Exalt may choose to knock themselves backwards <text:span text:style-name="T14">from their target </text:span>one Range Band.</text:p>
        <text:h text:style-name="P12" text:outline-level="3">Arrow Storm Technique</text:h>
        <text:p text:style-name="Exalted"><text:span text:style-name="T1">Cost: </text:span><text:span text:style-name="T17">3</text:span>m, <text:span text:style-name="T16">1</text:span>i<text:line-break/><text:span text:style-name="T1">Type: </text:span>Supplemental (Attack)<text:line-break/><text:span text:style-name="T1">Mins: </text:span>Archery 3</text:p>
        <text:p text:style-name="Exalted">The Exalt buries an area with a flurry of <text:s/>arrows, <text:span text:style-name="T18">making sure that at least one will hit. Their attack targets Soak instead of DV.</text:span></text:p>
        <text:p text:style-name="Exalted"><text:span text:style-name="T1">Upgrade</text:span>: At Essence 4, this charm adds +3 dice to the Attack Roll.</text:p>
        <text:h text:style-name="P12" text:outline-level="3">Flying Anchor</text:h>
        <text:p text:style-name="Exalted"><text:span text:style-name="T1">Cost: </text:span>5m, <text:span text:style-name="T19">1</text:span>i<text:line-break/><text:span text:style-name="T1">Type: </text:span><text:span text:style-name="T6">Supplemental</text:span><text:line-break/><text:span text:style-name="T1">Mins: </text:span>Archery 3</text:p>
        <text:p text:style-name="P4"><text:span text:style-name="T19">On a successful </text:span><text:span text:style-name="T6">Archery </text:span><text:span text:style-name="T7">Action</text:span><text:span text:style-name="T6"> above the target’s Evasion, the target becomes pinned, </text:span><text:span text:style-name="T7">unable to move from their location for one Round.</text:span></text:p>
        <text:h text:style-name="P7" text:outline-level="6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8">They may now attack at Long Range, and at Melee Range for no penalty.</text:span></text:p>
        <text:p text:style-name="Exalted"/>
        <text:h text:style-name="P11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even laundry lines.</text:p>
        <text:h text:style-name="P12" text:outline-level="3">Soaring Leap</text:h>
        <text:p text:style-name="Exalted"><text:span text:style-name="T1">Cost: </text:span>3m<text:line-break/><text:span text:style-name="T1">Type: </text:span>Reflexive<text:line-break/><text:span text:style-name="T1">Mins: </text:span>Athletics 2</text:p>
        <text:p text:style-name="Exalted">The Exalt increases their leaping distance, allowing them to cross chasms and scale buildings. They may effortlessly leap 6 meters in one bound, and do not take fall damage from such leaps.</text:p>
        <text:h text:style-name="P12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5">In combat, this may supplement a Move Action, letting the character <text:span text:style-name="T9">Dash with no Impulse cost</text:span>.</text:p>
        <text:h text:style-name="P12" text:outline-level="3">Thousand Steps’ Stillness</text:h>
        <text:p text:style-name="Exalted"><text:span text:style-name="T1">Cost: </text:span>3m<text:line-break/><text:span text:style-name="T1">Type: </text:span>Reflexive<text:line-break/><text:span text:style-name="T1">Mins: </text:span>Athletics 4</text:p>
        <text:p text:style-name="Exalted"><text:s/>When defending <text:span text:style-name="T20">against a Strike</text:span> with Evasion, they may gain 2 Impulse.</text:p>
        <text:p text:style-name="Exalted"/>
        <text:h text:style-name="P9" text:outline-level="6">Greater <text:s/>Charms</text:h>
        <text:h text:style-name="P12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11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 Join Battle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10">never suffers from the ill effects of an Ambush Round.</text:span></text:p>
        <text:p text:style-name="Exalted"/>
        <text:h text:style-name="P8" text:outline-level="6">Greater <text:s/>Charms</text:h>
        <text:h text:style-name="Heading_20_3" text:outline-level="3">Sense-Destroying Method</text:h>
        <text:p text:style-name="P6"><text:span text:style-name="T1">Cost: </text:span>6m<text:line-break/><text:span text:style-name="T1">Type: </text:span><text:span text:style-name="T13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11" text:outline-level="2">Brawl</text:h>
        <text:h text:style-name="Heading_20_3" text:outline-level="3">Ox-Stunning Blow</text:h>
        <text:p text:style-name="Exalted"><text:span text:style-name="T1">Cost:</text:span> <text:span text:style-name="T21">3</text:span>m<text:line-break/><text:span text:style-name="T1">Type: </text:span>Supplemental<text:line-break/><text:span text:style-name="T1">Mins</text:span>: Brawl 1</text:p>
        <text:p text:style-name="Exalted">On a successful Brawl <text:span text:style-name="T11">Maneuver above </text:span><text:span text:style-name="T12">Soak or on a Strike Above DV</text:span>, remove (Essence) Impulse from the target(s)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When attempting to break objects, such as walls, pillars, or other such scenery, add 2x(Essence) dice.</text:p>
        <text:p text:style-name="Exalted">Against animate beings (such as Earth elementals and golems), add (Essence) dice to the attack roll.</text:p>
        <text:h text:style-name="P7" text:outline-level="6">Greater Charms</text:h>
        <text:p text:style-name="Exalted"/>
        <text:p text:style-name="Exalted"/>
        <text:h text:style-name="P11" text:outline-level="2">Craft</text:h>
        <text:h text:style-name="Heading_20_3" text:outline-level="3">Durability-Enhancing Technique</text:h>
        <text:p text:style-name="P6"><text:span text:style-name="T1">Cost: </text:span>2m<text:line-break/><text:span text:style-name="T1">Type: </text:span><text:span text:style-name="T13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The object is not considered “mundane,” <text:s/>and <text:s/>increases the difficulty to break or otherwise destroy <text:s/>it by (Essence).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13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(If this current object they are studying is in fact a forgery, the difficulty to recognize this fact is lowered by 1).</text:p>
        <text:h text:style-name="Heading_20_3" text:outline-level="3">Mark of the Maker</text:h>
        <text:p text:style-name="P6"><text:span text:style-name="T1">Cost: </text:span>3m<text:line-break/><text:span text:style-name="T1">Type: </text:span><text:span text:style-name="T13">Simple</text:span><text:line-break/><text:span text:style-name="T1">Mins: </text:span>Craft 2</text:p>
        <text:p text:style-name="Exalted">Glean immediate insight into the original purpose, material makeup, age, and other such information while studying an object.</text:p>
        <text:h text:style-name="P7" text:outline-level="6">Greater Charms</text:h>
        <text:h text:style-name="Heading_20_3" text:outline-level="3">Timely Prototype</text:h>
        <text:p text:style-name="P6"><text:span text:style-name="T1">Cost: </text:span>5m<text:line-break/><text:span text:style-name="T1">Type: </text:span><text:span text:style-name="T13">Simple</text:span><text:line-break/><text:span text:style-name="T1">Mins: </text:span>Craft 4</text:p>
        <text:p text:style-name="Exalted">On activation of this charm, the Exalt may immediately finish a Craft Project they have in the works. <text:s/>They must still roll the Obstruction Rolls. However, instead of developing an Oddity, Problem, or Major Problem, it will take the form of a Minor, Moderate, or Major Drawback, respectively.</text:p>
        <text:p text:style-name="Exalted"><text:span text:style-name="T1">Permanent Effect:</text:span> On purchasing this charm, and at the start of each story, the Exalt gains an additional +15 RES, to be used only for Craft Projects.</text:p>
        <text:p text:style-name="Exalted"/>
        <text:p text:style-name="Exalted"/>
        <text:p text:style-name="Exalted"/>
        <text:h text:style-name="P11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13">For non-mundane walls, they may add +(Essence) to smash through the wall.</text:p>
        <text:h text:style-name="P7" text:outline-level="6">Greater Charms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0T00:06:57.678000000</dc:date>
    <meta:editing-cycles>58</meta:editing-cycles>
    <meta:editing-duration>PT3H29M59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7" meta:paragraph-count="104" meta:word-count="1209" meta:character-count="7239" meta:non-whitespace-character-count="6115"/>
  </office:meta>
</office:document-meta>
</file>